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8.452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20pt" fo:font-weight="bold" style:font-name-asian="Segoe UI" style:font-size-asian="10pt" style:font-weight-asian="bold" style:font-name-complex="Segoe UI" style:font-size-complex="10pt" style:font-weight-complex="bold"/>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text-indent="0cm" style:text-autospace="none"/>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text-position="super 58%"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7" style:family="text">
      <style:text-properties fo:color="#000000" style:font-name="Segoe UI Semibold" fo:font-size="20pt" fo:font-weight="bold" style:font-name-asian="Segoe UI" style:font-size-asian="20pt" style:font-weight-asian="bold" style:font-name-complex="Segoe UI" style:font-size-complex="20pt" style:font-weight-complex="bold"/>
    </style:style>
    <style:style style:name="T8" style:family="text">
      <style:text-properties fo:color="#000000" style:font-name="Segoe UI Semibold" fo:font-size="20pt" style:font-name-asian="Segoe UI" style:font-size-asian="20pt" style:font-name-complex="Segoe UI"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063cm" svg:x="1.778cm" svg:y="0.869cm">
          <draw:text-box>
            <text:p text:style-name="P1"><text:span text:style-name="T1">Old Testament</text:span></text:p>
            <text:p text:style-name="P1"><text:span text:style-name="T2">Deuteronomy 7:6–9</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2" draw:layer="layout" svg:width="24.384cm" svg:height="6.263cm" svg:x="1.778cm" svg:y="0.869cm">
          <draw:text-box>
            <text:p text:style-name="P4"><text:span text:style-name="T3">6</text:span><text:span text:style-name="T4">“For you are a people holy to the LORD your God. The LORD your God has chosen you to be a people for his treasured possession, out of all the peoples who are on the face of the earth.</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3" draw:text-style-name="P5" draw:layer="layout" svg:width="24.384cm" svg:height="6.263cm" svg:x="1.778cm" svg:y="0.869cm">
          <draw:text-box>
            <text:p text:style-name="P4"><text:span text:style-name="T3">7</text:span><text:span text:style-name="T4">It was not because you were more in number than any other people that the LORD set his love on you and chose you, for you were the fewest of all peoples, </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4" draw:text-style-name="P5" draw:layer="layout" svg:width="24.384cm" svg:height="9.269cm" svg:x="1.778cm" svg:y="0.869cm">
          <draw:text-box>
            <text:p text:style-name="P4"><text:span text:style-name="T5">8</text:span><text:span text:style-name="T6">but it is because the LORD loves you and is keeping the oath that he swore to your fathers, that the LORD has brought you out with a mighty hand and redeemed you from the house of slavery, from the hand of Pharaoh king of Egypt.</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5" draw:text-style-name="P5" draw:layer="layout" svg:width="24.384cm" svg:height="8.702cm" svg:x="1.778cm" svg:y="0.869cm">
          <draw:text-box>
            <text:p text:style-name="P4"><text:span text:style-name="T3">9</text:span><text:span text:style-name="T4">Know therefore that the LORD your God is God, the faithful God who keeps covenant and steadfast love with those who love him and keep his commandments, to a thousand generations.</text:span><text:span text:style-name="T7"> </text:span></text:p>
            <text:p text:style-name="P7"><text:span text:style-name="T8"/></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5T16:46:59.624000000</meta:creation-date>
    <dc:title>bluwht blank</dc:title>
    <meta:editing-duration>PT8M25S</meta:editing-duration>
    <meta:editing-cycles>5</meta:editing-cycles>
    <meta:generator>LibreOffice/5.3.4.2$Windows_X86_64 LibreOffice_project/f82d347ccc0be322489bf7da61d7e4ad13fe2ff3</meta:generator>
    <dc:date>2017-07-26T15:17:40.722000000</dc:date>
    <meta:document-statistic meta:object-count="47"/>
  </office:meta>
</office:document-meta>
</file>